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DejaVu Sans" fo:font-size="16pt" officeooo:paragraph-rsid="001dcaa8" style:font-size-asian="16pt" style:font-size-complex="16pt"/>
    </style:style>
    <style:style style:name="P2" style:family="paragraph" style:parent-style-name="Horizontal_20_Line">
      <style:text-properties fo:font-size="18pt" officeooo:rsid="001dcaa8" officeooo:paragraph-rsid="001dcaa8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officeooo:paragraph-rsid="0021dfa3"/>
    </style:style>
    <style:style style:name="P4" style:family="paragraph" style:parent-style-name="Standard">
      <style:paragraph-properties fo:text-align="center" style:justify-single-word="false"/>
      <style:text-properties fo:font-size="18pt" officeooo:rsid="001dcaa8" officeooo:paragraph-rsid="0021dfa3" style:font-size-asian="18pt" style:font-size-complex="18pt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officeooo:rsid="0020c29e" style:font-size-asian="16pt" style:font-size-complex="16pt"/>
    </style:style>
    <style:style style:name="T3" style:family="text">
      <style:text-properties style:font-name="DejaVu Sans" fo:font-size="16pt" officeooo:rsid="0021dfa3" style:font-size-asian="16pt" style:font-size-complex="16pt"/>
    </style:style>
    <style:style style:name="T4" style:family="text">
      <style:text-properties style:font-name="DejaVu Sans" fo:font-size="16pt" officeooo:rsid="001dcaa8" style:font-size-asian="16pt" style:font-size-complex="16pt"/>
    </style:style>
    <style:style style:name="T5" style:family="text">
      <style:text-properties officeooo:rsid="0021df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><text:span text:style-name="T4"/></text:p>
      <text:p text:style-name="P3"><text:span text:style-name="T4">SHOP </text:span><text:span text:style-name="T3">BREAK PERIODS</text:span><text:span text:style-name="T4"><text:line-break/><text:line-break/>SHOP TECHNICIANS<text:line-break/>(Kendall, James, &amp; Matt)<text:line-break/>TAKE THREE BREAKS EACH DAY:<text:line-break/>9:30 </text:span><text:span text:style-name="T3">AM</text:span><text:span text:style-name="T4"> <text:s/>- <text:s/>10:00 </text:span><text:span text:style-name="T3">AM</text:span><text:span text:style-name="T4"><text:line-break/></text:span><text:span text:style-name="T3">11:45</text:span><text:span text:style-name="T4"> </text:span><text:span text:style-name="T3">AM</text:span><text:span text:style-name="T4"> <text:s/>- <text:s/></text:span><text:span text:style-name="T3">12</text:span><text:span text:style-name="T4">:</text:span><text:span text:style-name="T3">3</text:span><text:span text:style-name="T4">0 </text:span><text:span text:style-name="T3">PM</text:span><text:span text:style-name="T4"><text:line-break/></text:span><text:span text:style-name="T3">2</text:span><text:span text:style-name="T4">:30 <text:s/></text:span><text:span text:style-name="T3">PM <text:s/></text:span><text:span text:style-name="T4">- <text:s/></text:span><text:span text:style-name="T3">3</text:span><text:span text:style-name="T4">:00 </text:span><text:span text:style-name="T3">PM</text:span><text:span text:style-name="T4"><text:line-break/><text:line-break/>PLEASE BE RESPECTFUL B</text:span><text:span text:style-name="T3">Y NOT</text:span><text:span text:style-name="T4"><text:line-break/>INTERRUPT</text:span><text:span text:style-name="T3">ING</text:span><text:span text:style-name="T4"> T</text:span><text:span text:style-name="T3">HESE BREAKS</text:span><text:span text:style-name="T4"><text:line-break/><text:line-break/>STEVE AND BLAISE DO NOT HAVE<text:line-break/>R</text:span><text:span text:style-name="T3">EGULAR</text:span><text:span text:style-name="T4"> BREAK SCHEDULES</text:span></text:p>
      <text:p text:style-name="P2"/>
      <text:p text:style-name="P3"><text:span text:style-name="T4">SHOP </text:span><text:span text:style-name="T3">BREAK PERIODS</text:span><text:span text:style-name="T4"><text:line-break/><text:line-break/>SHOP TECHNICIANS<text:line-break/>(Kendall, James, &amp; Matt)<text:line-break/>TAKE THREE BREAKS EACH DAY:<text:line-break/>9:30 </text:span><text:span text:style-name="T3">AM</text:span><text:span text:style-name="T4"> <text:s/>- <text:s/>10:00 </text:span><text:span text:style-name="T3">AM</text:span><text:span text:style-name="T4"><text:line-break/></text:span><text:span text:style-name="T3">11:45</text:span><text:span text:style-name="T4"> </text:span><text:span text:style-name="T3">AM</text:span><text:span text:style-name="T4"> <text:s/>- <text:s/></text:span><text:span text:style-name="T3">12</text:span><text:span text:style-name="T4">:</text:span><text:span text:style-name="T3">3</text:span><text:span text:style-name="T4">0 </text:span><text:span text:style-name="T3">PM</text:span><text:span text:style-name="T4"><text:line-break/></text:span><text:span text:style-name="T3">2</text:span><text:span text:style-name="T4">:30 <text:s/></text:span><text:span text:style-name="T3">PM <text:s/></text:span><text:span text:style-name="T4">- <text:s/></text:span><text:span text:style-name="T3">3</text:span><text:span text:style-name="T4">:00 </text:span><text:span text:style-name="T3">PM</text:span><text:span text:style-name="T4"><text:line-break/><text:line-break/>PLEASE BE RESPECTFUL B</text:span><text:span text:style-name="T3">Y NOT</text:span><text:span text:style-name="T4"><text:line-break/>INTERRUPT</text:span><text:span text:style-name="T3">ING</text:span><text:span text:style-name="T4"> T</text:span><text:span text:style-name="T3">HESE BREAKS</text:span><text:span text:style-name="T4"><text:line-break/><text:line-break/>STEVE AND BLAISE DO NOT HAVE<text:line-break/>R</text:span><text:span text:style-name="T3">EGULAR</text:span><text:span text:style-name="T4"> BREAK SCHEDULES</text:span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10:08:40.641533299</meta:creation-date>
    <meta:generator>LibreOffice/6.3.3.2.0$Linux_X86_64 LibreOffice_project/30$Build-2</meta:generator>
    <dc:date>2019-11-21T13:58:20.239636296</dc:date>
    <meta:editing-duration>PT9M36S</meta:editing-duration>
    <meta:editing-cycles>4</meta:editing-cycles>
    <meta:print-date>2019-11-21T13:58:50.578197662</meta:print-date>
    <meta:document-statistic meta:table-count="0" meta:image-count="0" meta:object-count="0" meta:page-count="1" meta:paragraph-count="2" meta:word-count="92" meta:character-count="524" meta:non-whitespace-character-count="414"/>
  </office:meta>
</office:document-meta>
</file>